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7.752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 style:data-style-name="N37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able-cell-properties fo:background-color="#f7d1d5" fo:border="0.74pt solid #000000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ronograma" table:style-name="ta1" table:print-ranges="Cronograma.A1:Cronograma.C14">
        <table:table-column table:style-name="co1" table:default-cell-style-name="ce8"/>
        <table:table-column table:style-name="co2" table:default-cell-style-name="Default"/>
        <table:table-column table:style-name="co3" table:default-cell-style-name="ce1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Assunto</text:p>
          </table:table-cell>
          <table:table-cell table:style-name="ce4" office:value-type="string" calcext:value-type="string">
            <text:p>Palestrante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4-08" calcext:value-type="date">
            <text:p>08/04/25</text:p>
          </table:table-cell>
          <table:table-cell table:style-name="ce11" office:value-type="string" calcext:value-type="string">
            <text:p>Introdução à maratona de programação </text:p>
          </table:table-cell>
          <table:table-cell table:style-name="ce18"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table:style-name="ce25" office:value-type="string" calcext:value-type="string">
            <text:p>Introdução à C++</text:p>
          </table:table-cell>
          <table:table-cell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4-22" calcext:value-type="date">
            <text:p>22/04/25</text:p>
          </table:table-cell>
          <table:table-cell table:style-name="ce11" office:value-type="string" calcext:value-type="string">
            <text:p>Análise de Algoritmos</text:p>
          </table:table-cell>
          <table:table-cell table:style-name="ce18"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Busca Binária</text:p>
          </table:table-cell>
          <table:table-cell office:value-type="string" calcext:value-type="string">
            <text:p>Bernardo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5-06" calcext:value-type="date">
            <text:p>06/05/25</text:p>
          </table:table-cell>
          <table:table-cell table:style-name="ce11" office:value-type="string" calcext:value-type="string">
            <text:p>STL</text:p>
          </table:table-cell>
          <table:table-cell office:value-type="string" calcext:value-type="string">
            <text:p>Gabriel e Bernardo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table:style-name="ce13" office:value-type="string" calcext:value-type="string">
            <text:p>Grafos 1</text:p>
          </table:table-cell>
          <table:table-cell office:value-type="string" calcext:value-type="string">
            <text:p>Bernardo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5-20" calcext:value-type="date">
            <text:p>20/05/25</text:p>
          </table:table-cell>
          <table:table-cell table:style-name="ce11" office:value-type="string" calcext:value-type="string">
            <text:p>Grafos 2</text:p>
          </table:table-cell>
          <table:table-cell table:style-name="ce18" office:value-type="string" calcext:value-type="string">
            <text:p>à definir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table:style-name="ce13" office:value-type="string" calcext:value-type="string">
            <text:p>Algoritmos Gulosos</text:p>
          </table:table-cell>
          <table:table-cell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6-03" calcext:value-type="date">
            <text:p>03/06/25</text:p>
          </table:table-cell>
          <table:table-cell table:style-name="ce11" office:value-type="string" calcext:value-type="string">
            <text:p>Programação Dinâmica</text:p>
          </table:table-cell>
          <table:table-cell table:style-name="ce18"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table:style-name="ce13" office:value-type="string" calcext:value-type="string">
            <text:p>SegTree</text:p>
          </table:table-cell>
          <table:table-cell office:value-type="string" calcext:value-type="string">
            <text:p>à defini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ecesso</text:p>
          </table:table-cell>
          <table:table-cell table:style-name="ce22"/>
          <table:table-cell table:style-name="ce19"/>
          <table:table-cell table:number-columns-repeated="2"/>
        </table:table-row>
        <table:table-row table:style-name="ro1">
          <table:table-cell table:style-name="ce2" office:value-type="date" office:date-value="2025-08-29" calcext:value-type="date">
            <text:p>29/08/25</text:p>
          </table:table-cell>
          <table:table-cell table:style-name="ce25" office:value-type="string" calcext:value-type="string">
            <text:p>Matemática para Maratona</text:p>
          </table:table-cell>
          <table:table-cell office:value-type="string" calcext:value-type="string">
            <text:p>Alexandre</text:p>
          </table:table-cell>
          <table:table-cell table:number-columns-repeated="2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table:style-name="ce11" office:value-type="string" calcext:value-type="string">
            <text:p>Soma de prefixos / scripts</text:p>
          </table:table-cell>
          <table:table-cell table:style-name="ce20" office:value-type="string" calcext:value-type="string">
            <text:p>à definir</text:p>
          </table:table-cell>
          <table:table-cell table:number-columns-repeated="2"/>
        </table:table-row>
        <table:table-row table:style-name="ro1">
          <table:table-cell table:style-name="ce2" office:value-type="date" office:date-value="2025-09-26" calcext:value-type="date">
            <text:p>26/09/25</text:p>
          </table:table-cell>
          <table:table-cell table:style-name="ce25"/>
          <table:table-cell table:number-columns-repeated="3"/>
        </table:table-row>
        <table:table-row table:style-name="ro1">
          <table:table-cell office:value-type="date" office:date-value="2025-10-10" calcext:value-type="date">
            <text:p>10/10/25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">
          <table:table-cell table:style-name="ce2" office:value-type="date" office:date-value="2025-10-24" calcext:value-type="date">
            <text:p>24/10/25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2" office:value-type="date" office:date-value="2025-11-07" calcext:value-type="date">
            <text:p>07/11/25</text:p>
          </table:table-cell>
          <table:table-cell table:style-name="ce25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1" office:value-type="string" calcext:value-type="string">
            <text:p>Datas Importa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ubregional</text:p>
          </table:table-cell>
          <table:table-cell/>
          <table:table-cell table:style-name="Default"/>
          <table:table-cell/>
          <table:table-cell table:style-name="ce28"/>
        </table:table-row>
        <table:table-row table:style-name="ro1">
          <table:table-cell table:style-name="Default" office:value-type="string" calcext:value-type="string">
            <text:p>Nacional</text:p>
          </table:table-cell>
          <table:table-cell/>
          <table:table-cell table:style-name="Default"/>
          <table:table-cell/>
          <table:table-cell table:style-name="ce28"/>
        </table:table-row>
        <table:table-row table:style-name="ro1">
          <table:table-cell table:style-name="Default" office:value-type="string" calcext:value-type="string">
            <text:p>Latino americana</text:p>
          </table:table-cell>
          <table:table-cell/>
          <table:table-cell table:style-name="Default"/>
          <table:table-cell/>
          <table:table-cell table:style-name="ce29"/>
        </table:table-row>
        <table:table-row table:style-name="ro1">
          <table:table-cell table:style-name="Default" office:value-type="string" calcext:value-type="string">
            <text:p>Mundial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 style:data-style-name="N2" text:time-value="15:47:32.571393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7:04:51.330279002</meta:creation-date>
    <dc:date>2025-04-16T15:48:00.256299452</dc:date>
    <meta:editing-duration>PT4H23M10S</meta:editing-duration>
    <meta:editing-cycles>65</meta:editing-cycles>
    <meta:generator>LibreOffice/24.8.5.2$Linux_X86_64 LibreOffice_project/480$Build-2</meta:generator>
    <meta:print-date>2025-04-07T16:55:25.104622992</meta:print-date>
    <meta:document-statistic meta:table-count="1" meta:cell-count="49" meta:object-count="0"/>
  </office:meta>
</office:document-meta>
</file>